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6" calcext:value-type="float">
            <text:p>8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8:46:58.089530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9-13T21:04:01.875362676</dc:date>
    <meta:editing-duration>P6DT3H26M55S</meta:editing-duration>
    <meta:editing-cycles>431</meta:editing-cycles>
    <meta:generator>LibreOffice/5.2.7.2$Linux_X86_64 LibreOffice_project/20m0$Build-2</meta:generator>
    <meta:document-statistic meta:table-count="1" meta:cell-count="5295" meta:object-count="0"/>
  </office:meta>
</office:document-meta>
</file>